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list-style-name="L1">
      <style:text-properties fo:font-size="11pt" style:font-size-asian="11pt" style:font-size-complex="11pt"/>
    </style:style>
    <style:style style:name="P4" style:family="paragraph" style:parent-style-name="Standard" style:list-style-name="L2">
      <style:text-properties fo:font-size="11pt" style:font-size-asian="11pt" style:font-size-complex="11pt"/>
    </style:style>
    <style:style style:name="P5" style:family="paragraph" style:parent-style-name="Standard" style:list-style-name="L3">
      <style:text-properties fo:font-size="11pt" style:font-size-asian="11pt" style:font-size-complex="11pt"/>
    </style:style>
    <style:style style:name="P6" style:family="paragraph" style:parent-style-name="Standard" style:list-style-name="L4"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ff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oals &amp; Plans</text:p>
      <text:p text:style-name="P1"/>
      <text:p text:style-name="P1">-------------------------------------------------------------------------------------------------------------------------------</text:p>
      <text:p text:style-name="P1"><text:tab/>08-October-2013, Tu</text:p>
      <text:p text:style-name="P1">-------------------------------------------------------------------------------------------------------------------------------</text:p>
      <text:p text:style-name="P1"><text:span text:style-name="T1">[G1]</text:span> Professional/Specialist (hands-on experience and expertise) in the following areas:</text:p>
      <text:p text:style-name="P1">I. Systems:</text:p>
      <text:list xml:id="list54732810" text:style-name="L1">
        <text:list-item>
          <text:p text:style-name="P3">Computer Systems &amp; Architectures – any kind.</text:p>
        </text:list-item>
        <text:list-item>
          <text:p text:style-name="P3">Reliable &amp; FT Systems</text:p>
        </text:list-item>
        <text:list-item>
          <text:p text:style-name="P3">Distributed, Parallel, &amp; Cooperative Systems</text:p>
        </text:list-item>
        <text:list-item>
          <text:p text:style-name="P3">Embedded Systems</text:p>
        </text:list-item>
        <text:list-item>
          <text:p text:style-name="P3">System with AI elements</text:p>
          <text:p text:style-name="P3"/>
        </text:list-item>
      </text:list>
      <text:p text:style-name="P1">II. Processors &amp; CPU Modules:</text:p>
      <text:list xml:id="list377100044" text:style-name="L2">
        <text:list-item>
          <text:p text:style-name="P4">Specialized Processors (GPU, NPU, Embedded, multi-corre, SOC,...)</text:p>
        </text:list-item>
        <text:list-item>
          <text:p text:style-name="P4"/>
        </text:list-item>
      </text:list>
      <text:p text:style-name="P1"/>
      <text:p text:style-name="P1">III. Computer Programming and Languages:</text:p>
      <text:list xml:id="list1033991620" text:style-name="L3">
        <text:list-item>
          <text:p text:style-name="P5">Parallel programming</text:p>
        </text:list-item>
        <text:list-item>
          <text:p text:style-name="P5">Embedded Systems programming</text:p>
        </text:list-item>
        <text:list-item>
          <text:p text:style-name="P5">High-Performance algorithms</text:p>
        </text:list-item>
        <text:list-item>
          <text:p text:style-name="P5">AI algorithms</text:p>
        </text:list-item>
        <text:list-item>
          <text:p text:style-name="P5">Lua</text:p>
        </text:list-item>
      </text:list>
      <text:p text:style-name="P1"/>
      <text:p text:style-name="P1">IV. Instrumental Systems:</text:p>
      <text:list xml:id="list1289454542" text:style-name="L4">
        <text:list-item>
          <text:p text:style-name="P6">Event trancing and analysis</text:p>
          <text:p text:style-name="P6"/>
        </text:list-item>
      </text:list>
      <text:p text:style-name="P1"><text:span text:style-name="T1">[G2]</text:span> Designer of Computer System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16S</meta:editing-duration>
    <meta:editing-cycles>19</meta:editing-cycles>
    <meta:generator>LibreOffice/3.4$Unix LibreOffice_project/340m1$Build-502</meta:generator>
    <dc:date>2013-10-08T07:14:23</dc:date>
    <dc:creator>ditech </dc:creator>
    <meta:document-statistic meta:table-count="0" meta:image-count="0" meta:object-count="0" meta:page-count="1" meta:paragraph-count="22" meta:word-count="92" meta:character-count="868" meta:non-whitespace-character-count="809"/>
    <meta:user-defined meta:name="Info 1"/>
    <meta:user-defined meta:name="Info 2"/>
    <meta:user-defined meta:name="Info 3"/>
    <meta:user-defined meta:name="Info 4"/>
  </office:meta>
</office:document-meta>
</file>